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ewpor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05669994366771" calcext:value-type="float">
            <text:p>0.905669994366771</text:p>
          </table:table-cell>
          <table:table-cell office:value-type="float" office:value="0.63924287479037" calcext:value-type="float">
            <text:p>0.63924287479037</text:p>
          </table:table-cell>
          <table:table-cell office:value-type="float" office:value="0.584967172656503" calcext:value-type="float">
            <text:p>0.584967172656503</text:p>
          </table:table-cell>
          <table:table-cell office:value-type="float" office:value="0.454252364587399" calcext:value-type="float">
            <text:p>0.454252364587399</text:p>
          </table:table-cell>
          <table:table-cell office:value-type="float" office:value="0.404150093989042" calcext:value-type="float">
            <text:p>0.404150093989042</text:p>
          </table:table-cell>
          <table:table-cell office:value-type="float" office:value="0.778750385135846" calcext:value-type="float">
            <text:p>0.778750385135846</text:p>
          </table:table-cell>
          <table:table-cell office:value-type="float" office:value="0.909526876966376" calcext:value-type="float">
            <text:p>0.90952687696637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Newport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55039732329569" calcext:value-type="float">
            <text:p>0.955039732329569</text:p>
          </table:table-cell>
          <table:table-cell office:value-type="float" office:value="0.732538686741949" calcext:value-type="float">
            <text:p>0.732538686741949</text:p>
          </table:table-cell>
          <table:table-cell office:value-type="float" office:value="0.819322459222083" calcext:value-type="float">
            <text:p>0.819322459222083</text:p>
          </table:table-cell>
          <table:table-cell office:value-type="float" office:value="0.663948138854036" calcext:value-type="float">
            <text:p>0.663948138854036</text:p>
          </table:table-cell>
          <table:table-cell office:value-type="float" office:value="0.60706817231284" calcext:value-type="float">
            <text:p>0.60706817231284</text:p>
          </table:table-cell>
          <table:table-cell office:value-type="float" office:value="0.89293182768716" calcext:value-type="float">
            <text:p>0.89293182768716</text:p>
          </table:table-cell>
          <table:table-cell office:value-type="float" office:value="0.936428272689251" calcext:value-type="float">
            <text:p>0.93642827268925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1217063989962" calcext:value-type="float">
            <text:p>0.991217063989962</text:p>
          </table:table-cell>
          <table:table-cell office:value-type="float" office:value="0.901087411125052" calcext:value-type="float">
            <text:p>0.901087411125052</text:p>
          </table:table-cell>
          <table:table-cell office:value-type="float" office:value="0.8943956503555" calcext:value-type="float">
            <text:p>0.8943956503555</text:p>
          </table:table-cell>
          <table:table-cell office:value-type="float" office:value="0.835424508573818" calcext:value-type="float">
            <text:p>0.835424508573818</text:p>
          </table:table-cell>
          <table:table-cell office:value-type="float" office:value="0.796946884148892" calcext:value-type="float">
            <text:p>0.796946884148892</text:p>
          </table:table-cell>
          <table:table-cell office:value-type="float" office:value="0.96612296110414" calcext:value-type="float">
            <text:p>0.96612296110414</text:p>
          </table:table-cell>
          <table:table-cell office:value-type="float" office:value="0.95064826432455" calcext:value-type="float">
            <text:p>0.9506482643245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3935591802593" calcext:value-type="float">
            <text:p>0.993935591802593</text:p>
          </table:table-cell>
          <table:table-cell office:value-type="float" office:value="0.977624424926809" calcext:value-type="float">
            <text:p>0.977624424926809</text:p>
          </table:table-cell>
          <table:table-cell office:value-type="float" office:value="0.950230029276453" calcext:value-type="float">
            <text:p>0.950230029276453</text:p>
          </table:table-cell>
          <table:table-cell office:value-type="float" office:value="0.899414470932664" calcext:value-type="float">
            <text:p>0.899414470932664</text:p>
          </table:table-cell>
          <table:table-cell office:value-type="float" office:value="0.889376829778335" calcext:value-type="float">
            <text:p>0.889376829778335</text:p>
          </table:table-cell>
          <table:table-cell office:value-type="float" office:value="0.989753241321623" calcext:value-type="float">
            <text:p>0.989753241321623</text:p>
          </table:table-cell>
          <table:table-cell office:value-type="float" office:value="0.955876202425763" calcext:value-type="float">
            <text:p>0.955876202425763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E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25996667811835" calcext:value-type="float">
            <text:p>0.925996667811835</text:p>
          </table:table-cell>
          <table:table-cell office:value-type="float" office:value="0.726021836092903" calcext:value-type="float">
            <text:p>0.726021836092903</text:p>
          </table:table-cell>
          <table:table-cell office:value-type="float" office:value="0.453623325007438" calcext:value-type="float">
            <text:p>0.453623325007438</text:p>
          </table:table-cell>
          <table:table-cell office:value-type="float" office:value="0.460950154042456" calcext:value-type="float">
            <text:p>0.460950154042456</text:p>
          </table:table-cell>
          <table:table-cell office:value-type="float" office:value="0.412353234098317" calcext:value-type="float">
            <text:p>0.412353234098317</text:p>
          </table:table-cell>
          <table:table-cell office:value-type="float" office:value="0.783716320134627" calcext:value-type="float">
            <text:p>0.783716320134627</text:p>
          </table:table-cell>
          <table:table-cell office:value-type="float" office:value="0.932741943853056" calcext:value-type="float">
            <text:p>0.93274194385305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E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66339869281046" calcext:value-type="float">
            <text:p>0.966339869281046</text:p>
          </table:table-cell>
          <table:table-cell office:value-type="float" office:value="0.783986928104575" calcext:value-type="float">
            <text:p>0.783986928104575</text:p>
          </table:table-cell>
          <table:table-cell office:value-type="float" office:value="0.812091503267974" calcext:value-type="float">
            <text:p>0.812091503267974</text:p>
          </table:table-cell>
          <table:table-cell office:value-type="float" office:value="0.778104575163399" calcext:value-type="float">
            <text:p>0.778104575163399</text:p>
          </table:table-cell>
          <table:table-cell office:value-type="float" office:value="0.740522875816994" calcext:value-type="float">
            <text:p>0.740522875816994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947058823529412" calcext:value-type="float">
            <text:p>0.94705882352941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5751633986928" calcext:value-type="float">
            <text:p>0.995751633986928</text:p>
          </table:table-cell>
          <table:table-cell office:value-type="float" office:value="0.953267973856209" calcext:value-type="float">
            <text:p>0.953267973856209</text:p>
          </table:table-cell>
          <table:table-cell office:value-type="float" office:value="0.893464052287582" calcext:value-type="float">
            <text:p>0.89346405228758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89869281045752" calcext:value-type="float">
            <text:p>0.989869281045752</text:p>
          </table:table-cell>
          <table:table-cell office:value-type="float" office:value="0.958823529411765" calcext:value-type="float">
            <text:p>0.95882352941176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7385620915033" calcext:value-type="float">
            <text:p>0.997385620915033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960130718954248" calcext:value-type="float">
            <text:p>0.960130718954248</text:p>
          </table:table-cell>
          <table:table-cell office:value-type="float" office:value="0.949346405228758" calcext:value-type="float">
            <text:p>0.949346405228758</text:p>
          </table:table-cell>
          <table:table-cell office:value-type="float" office:value="0.937254901960784" calcext:value-type="float">
            <text:p>0.937254901960784</text:p>
          </table:table-cell>
          <table:table-cell office:value-type="float" office:value="0.997385620915033" calcext:value-type="float">
            <text:p>0.997385620915033</text:p>
          </table:table-cell>
          <table:table-cell office:value-type="float" office:value="0.959803921568627" calcext:value-type="float">
            <text:p>0.959803921568627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Eastgate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68657487812184" calcext:value-type="float">
            <text:p>0.968657487812184</text:p>
          </table:table-cell>
          <table:table-cell office:value-type="float" office:value="0.610134159147044" calcext:value-type="float">
            <text:p>0.610134159147044</text:p>
          </table:table-cell>
          <table:table-cell office:value-type="float" office:value="0.534195499030498" calcext:value-type="float">
            <text:p>0.534195499030498</text:p>
          </table:table-cell>
          <table:table-cell office:value-type="float" office:value="0.473312311355005" calcext:value-type="float">
            <text:p>0.473312311355005</text:p>
          </table:table-cell>
          <table:table-cell office:value-type="float" office:value="0.405036521746914" calcext:value-type="float">
            <text:p>0.405036521746914</text:p>
          </table:table-cell>
          <table:table-cell office:value-type="float" office:value="0.839954405576417" calcext:value-type="float">
            <text:p>0.839954405576417</text:p>
          </table:table-cell>
          <table:table-cell office:value-type="float" office:value="0.955478703683016" calcext:value-type="float">
            <text:p>0.95547870368301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Eastgate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75883436610283" calcext:value-type="float">
            <text:p>0.975883436610283</text:p>
          </table:table-cell>
          <table:table-cell office:value-type="float" office:value="0.665717635236979" calcext:value-type="float">
            <text:p>0.665717635236979</text:p>
          </table:table-cell>
          <table:table-cell office:value-type="float" office:value="0.767208172835371" calcext:value-type="float">
            <text:p>0.767208172835371</text:p>
          </table:table-cell>
          <table:table-cell office:value-type="float" office:value="0.686317199799029" calcext:value-type="float">
            <text:p>0.686317199799029</text:p>
          </table:table-cell>
          <table:table-cell office:value-type="float" office:value="0.655836543292581" calcext:value-type="float">
            <text:p>0.655836543292581</text:p>
          </table:table-cell>
          <table:table-cell office:value-type="float" office:value="0.90721822140345" calcext:value-type="float">
            <text:p>0.90721822140345</text:p>
          </table:table-cell>
          <table:table-cell office:value-type="float" office:value="0.969519343493552" calcext:value-type="float">
            <text:p>0.96951934349355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6817953441635" calcext:value-type="float">
            <text:p>0.996817953441635</text:p>
          </table:table-cell>
          <table:table-cell office:value-type="float" office:value="0.865684140010048" calcext:value-type="float">
            <text:p>0.865684140010048</text:p>
          </table:table-cell>
          <table:table-cell office:value-type="float" office:value="0.857477809412159" calcext:value-type="float">
            <text:p>0.857477809412159</text:p>
          </table:table-cell>
          <table:table-cell office:value-type="float" office:value="0.853793334449841" calcext:value-type="float">
            <text:p>0.853793334449841</text:p>
          </table:table-cell>
          <table:table-cell office:value-type="float" office:value="0.869536091107017" calcext:value-type="float">
            <text:p>0.869536091107017</text:p>
          </table:table-cell>
          <table:table-cell office:value-type="float" office:value="0.985262100150729" calcext:value-type="float">
            <text:p>0.985262100150729</text:p>
          </table:table-cell>
          <table:table-cell office:value-type="float" office:value="0.978395578630045" calcext:value-type="float">
            <text:p>0.97839557863004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8827667057444" calcext:value-type="float">
            <text:p>0.998827667057444</text:p>
          </table:table-cell>
          <table:table-cell office:value-type="float" office:value="0.962150393568916" calcext:value-type="float">
            <text:p>0.962150393568916</text:p>
          </table:table-cell>
          <table:table-cell office:value-type="float" office:value="0.908892982749958" calcext:value-type="float">
            <text:p>0.908892982749958</text:p>
          </table:table-cell>
          <table:table-cell office:value-type="float" office:value="0.942388209680121" calcext:value-type="float">
            <text:p>0.942388209680121</text:p>
          </table:table-cell>
          <table:table-cell office:value-type="float" office:value="0.913917266789482" calcext:value-type="float">
            <text:p>0.913917266789482</text:p>
          </table:table-cell>
          <table:table-cell office:value-type="float" office:value="0.996985429576285" calcext:value-type="float">
            <text:p>0.996985429576285</text:p>
          </table:table-cell>
          <table:table-cell office:value-type="float" office:value="0.981242672919109" calcext:value-type="float">
            <text:p>0.981242672919109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NE 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68657487812184" calcext:value-type="float">
            <text:p>0.968657487812184</text:p>
          </table:table-cell>
          <table:table-cell office:value-type="float" office:value="0.610134159147044" calcext:value-type="float">
            <text:p>0.610134159147044</text:p>
          </table:table-cell>
          <table:table-cell office:value-type="float" office:value="0.534195499030498" calcext:value-type="float">
            <text:p>0.534195499030498</text:p>
          </table:table-cell>
          <table:table-cell office:value-type="float" office:value="0.473312311355005" calcext:value-type="float">
            <text:p>0.473312311355005</text:p>
          </table:table-cell>
          <table:table-cell office:value-type="float" office:value="0.405036521746914" calcext:value-type="float">
            <text:p>0.405036521746914</text:p>
          </table:table-cell>
          <table:table-cell office:value-type="float" office:value="0.839954405576417" calcext:value-type="float">
            <text:p>0.839954405576417</text:p>
          </table:table-cell>
          <table:table-cell office:value-type="float" office:value="0.955478703683016" calcext:value-type="float">
            <text:p>0.95547870368301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NE 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75883436610283" calcext:value-type="float">
            <text:p>0.975883436610283</text:p>
          </table:table-cell>
          <table:table-cell office:value-type="float" office:value="0.665717635236979" calcext:value-type="float">
            <text:p>0.665717635236979</text:p>
          </table:table-cell>
          <table:table-cell office:value-type="float" office:value="0.767208172835371" calcext:value-type="float">
            <text:p>0.767208172835371</text:p>
          </table:table-cell>
          <table:table-cell office:value-type="float" office:value="0.686317199799029" calcext:value-type="float">
            <text:p>0.686317199799029</text:p>
          </table:table-cell>
          <table:table-cell office:value-type="float" office:value="0.655836543292581" calcext:value-type="float">
            <text:p>0.655836543292581</text:p>
          </table:table-cell>
          <table:table-cell office:value-type="float" office:value="0.90721822140345" calcext:value-type="float">
            <text:p>0.90721822140345</text:p>
          </table:table-cell>
          <table:table-cell office:value-type="float" office:value="0.969519343493552" calcext:value-type="float">
            <text:p>0.96951934349355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6817953441635" calcext:value-type="float">
            <text:p>0.996817953441635</text:p>
          </table:table-cell>
          <table:table-cell office:value-type="float" office:value="0.865684140010048" calcext:value-type="float">
            <text:p>0.865684140010048</text:p>
          </table:table-cell>
          <table:table-cell office:value-type="float" office:value="0.857477809412159" calcext:value-type="float">
            <text:p>0.857477809412159</text:p>
          </table:table-cell>
          <table:table-cell office:value-type="float" office:value="0.853793334449841" calcext:value-type="float">
            <text:p>0.853793334449841</text:p>
          </table:table-cell>
          <table:table-cell office:value-type="float" office:value="0.869536091107017" calcext:value-type="float">
            <text:p>0.869536091107017</text:p>
          </table:table-cell>
          <table:table-cell office:value-type="float" office:value="0.985262100150729" calcext:value-type="float">
            <text:p>0.985262100150729</text:p>
          </table:table-cell>
          <table:table-cell office:value-type="float" office:value="0.978395578630045" calcext:value-type="float">
            <text:p>0.97839557863004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8827667057444" calcext:value-type="float">
            <text:p>0.998827667057444</text:p>
          </table:table-cell>
          <table:table-cell office:value-type="float" office:value="0.962150393568916" calcext:value-type="float">
            <text:p>0.962150393568916</text:p>
          </table:table-cell>
          <table:table-cell office:value-type="float" office:value="0.908892982749958" calcext:value-type="float">
            <text:p>0.908892982749958</text:p>
          </table:table-cell>
          <table:table-cell office:value-type="float" office:value="0.942388209680121" calcext:value-type="float">
            <text:p>0.942388209680121</text:p>
          </table:table-cell>
          <table:table-cell office:value-type="float" office:value="0.913917266789482" calcext:value-type="float">
            <text:p>0.913917266789482</text:p>
          </table:table-cell>
          <table:table-cell office:value-type="float" office:value="0.996985429576285" calcext:value-type="float">
            <text:p>0.996985429576285</text:p>
          </table:table-cell>
          <table:table-cell office:value-type="float" office:value="0.981242672919109" calcext:value-type="float">
            <text:p>0.981242672919109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table:style-name="ce3" office:value-type="string" calcext:value-type="string">
            <text:p>Balanced</text:p>
          </table:table-cell>
          <table:table-cell table:style-name="ce3" table:formula="of:=AVERAGE([.B2];[.B10];[.B18];[.B26])" office:value-type="float" office:value="0.942245409450743" calcext:value-type="float">
            <text:p>0.942245409450743</text:p>
          </table:table-cell>
          <table:table-cell table:style-name="ce3" table:formula="of:=AVERAGE([.C2];[.C10];[.C18];[.C26])" office:value-type="float" office:value="0.64638325729434" calcext:value-type="float">
            <text:p>0.64638325729434</text:p>
          </table:table-cell>
          <table:table-cell table:style-name="ce3" table:formula="of:=AVERAGE([.D2];[.D10];[.D18];[.D26])" office:value-type="float" office:value="0.526745373931234" calcext:value-type="float">
            <text:p>0.526745373931234</text:p>
          </table:table-cell>
          <table:table-cell table:style-name="ce3" table:formula="of:=AVERAGE([.E2];[.E10];[.E18];[.E26])" office:value-type="float" office:value="0.465456785334966" calcext:value-type="float">
            <text:p>0.465456785334966</text:p>
          </table:table-cell>
          <table:table-cell table:style-name="ce3" table:formula="of:=AVERAGE([.F2];[.F10];[.F18];[.F26])" office:value-type="float" office:value="0.406644092895297" calcext:value-type="float">
            <text:p>0.406644092895297</text:p>
          </table:table-cell>
          <table:table-cell table:style-name="ce3" table:formula="of:=AVERAGE([.G2];[.G10];[.G18];[.G26])" office:value-type="float" office:value="0.810593879105827" calcext:value-type="float">
            <text:p>0.810593879105827</text:p>
          </table:table-cell>
          <table:table-cell table:style-name="ce3" table:formula="of:=AVERAGE([.H2];[.H10];[.H18];[.H26])" office:value-type="float" office:value="0.938306557046366" calcext:value-type="float">
            <text:p>0.938306557046366</text:p>
          </table:table-cell>
          <table:table-cell/>
        </table:table-row>
        <table:table-row table:style-name="ro2">
          <table:table-cell table:style-name="ce3" office:value-type="string" calcext:value-type="string">
            <text:p>Top_1</text:p>
          </table:table-cell>
          <table:table-cell table:style-name="ce3" table:formula="of:=AVERAGE([.C5];[.C13];[.C21];[.C29])" office:value-type="float" office:value="0.968286618707795" calcext:value-type="float">
            <text:p>0.968286618707795</text:p>
          </table:table-cell>
          <table:table-cell table:style-name="ce3" table:formula="of:=AVERAGE([.D5];[.D13];[.D21];[.D29])" office:value-type="float" office:value="0.71199022133012" calcext:value-type="float">
            <text:p>0.71199022133012</text:p>
          </table:table-cell>
          <table:table-cell table:style-name="ce3" table:formula="of:=AVERAGE([.E5];[.E13];[.E21];[.E29])" office:value-type="float" office:value="0.7914575770402" calcext:value-type="float">
            <text:p>0.7914575770402</text:p>
          </table:table-cell>
          <table:table-cell table:style-name="ce3" table:formula="of:=AVERAGE([.F5];[.F13];[.F21];[.F29])" office:value-type="float" office:value="0.703671778403873" calcext:value-type="float">
            <text:p>0.703671778403873</text:p>
          </table:table-cell>
          <table:table-cell table:style-name="ce3" table:formula="of:=AVERAGE([.G5];[.G13];[.G21];[.G29])" office:value-type="float" office:value="0.664816033678749" calcext:value-type="float">
            <text:p>0.664816033678749</text:p>
          </table:table-cell>
          <table:table-cell table:style-name="ce3" table:formula="of:=AVERAGE([.H5];[.H13];[.H21];[.H29])" office:value-type="float" office:value="0.906989126447044" calcext:value-type="float">
            <text:p>0.906989126447044</text:p>
          </table:table-cell>
          <table:table-cell table:style-name="ce3" table:formula="of:=AVERAGE([.I5];[.I13];[.I21];[.I29])" office:value-type="float" office:value="0.955631445801442" calcext:value-type="float">
            <text:p>0.955631445801442</text:p>
          </table:table-cell>
          <table:table-cell/>
        </table:table-row>
        <table:table-row table:style-name="ro2">
          <table:table-cell table:style-name="ce3" office:value-type="string" calcext:value-type="string">
            <text:p>Top_2</text:p>
          </table:table-cell>
          <table:table-cell table:style-name="ce3" table:formula="of:=AVERAGE([.C6];[.C14];[.C22];[.C30])" office:value-type="float" office:value="0.99515115121504" calcext:value-type="float">
            <text:p>0.99515115121504</text:p>
          </table:table-cell>
          <table:table-cell table:style-name="ce3" table:formula="of:=AVERAGE([.D6];[.D14];[.D22];[.D30])" office:value-type="float" office:value="0.89643091625034" calcext:value-type="float">
            <text:p>0.89643091625034</text:p>
          </table:table-cell>
          <table:table-cell table:style-name="ce3" table:formula="of:=AVERAGE([.E6];[.E14];[.E22];[.E30])" office:value-type="float" office:value="0.87570383036685" calcext:value-type="float">
            <text:p>0.87570383036685</text:p>
          </table:table-cell>
          <table:table-cell table:style-name="ce3" table:formula="of:=AVERAGE([.F6];[.F14];[.F22];[.F30])" office:value-type="float" office:value="0.864919461035042" calcext:value-type="float">
            <text:p>0.864919461035042</text:p>
          </table:table-cell>
          <table:table-cell table:style-name="ce3" table:formula="of:=AVERAGE([.G6];[.G14];[.G22];[.G30])" office:value-type="float" office:value="0.853449211035176" calcext:value-type="float">
            <text:p>0.853449211035176</text:p>
          </table:table-cell>
          <table:table-cell table:style-name="ce3" table:formula="of:=AVERAGE([.H6];[.H14];[.H22];[.H30])" office:value-type="float" office:value="0.981629110612837" calcext:value-type="float">
            <text:p>0.981629110612837</text:p>
          </table:table-cell>
          <table:table-cell table:style-name="ce3" table:formula="of:=AVERAGE([.I6];[.I14];[.I22];[.I30])" office:value-type="float" office:value="0.966565737749101" calcext:value-type="float">
            <text:p>0.9665657377491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5:33:08.573439511</meta:creation-date>
    <dc:date>2023-04-05T16:48:08.530419214</dc:date>
    <meta:editing-duration>PT1H12S</meta:editing-duration>
    <meta:editing-cycles>2</meta:editing-cycles>
    <meta:generator>LibreOffice/7.3.7.2$Linux_X86_64 LibreOffice_project/30$Build-2</meta:generator>
    <meta:document-statistic meta:table-count="1" meta:cell-count="240" meta:object-count="0"/>
  </office:meta>
</office:document-meta>
</file>